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a29" officeooo:paragraph-rsid="000e5a29"/>
    </style:style>
    <style:style style:name="P2" style:family="paragraph" style:parent-style-name="Standard">
      <style:text-properties style:use-window-font-color="true" officeooo:rsid="000e5a29" officeooo:paragraph-rsid="000e5a29"/>
    </style:style>
    <style:style style:name="P3" style:family="paragraph" style:parent-style-name="Standard">
      <style:text-properties style:use-window-font-color="true" officeooo:rsid="000f1408" officeooo:paragraph-rsid="000f1408"/>
    </style:style>
    <style:style style:name="P4" style:family="paragraph" style:parent-style-name="Standard">
      <style:text-properties style:use-window-font-color="true" officeooo:rsid="000f1408" officeooo:paragraph-rsid="000f1408"/>
    </style:style>
    <style:style style:name="P5" style:family="paragraph" style:parent-style-name="Standard">
      <style:text-properties style:use-window-font-color="true" officeooo:rsid="000fdf10" officeooo:paragraph-rsid="000fdf10"/>
    </style:style>
    <style:style style:name="P6" style:family="paragraph" style:parent-style-name="Standard">
      <style:text-properties style:use-window-font-color="true" officeooo:rsid="0010eabe" officeooo:paragraph-rsid="0010eabe"/>
    </style:style>
    <style:style style:name="P7" style:family="paragraph" style:parent-style-name="Standard" style:list-style-name="L1">
      <style:text-properties style:use-window-font-color="true" officeooo:rsid="0010eabe" officeooo:paragraph-rsid="0010eabe"/>
    </style:style>
    <style:style style:name="P8" style:family="paragraph" style:parent-style-name="Standard">
      <style:text-properties style:use-window-font-color="true" officeooo:rsid="001181d0" officeooo:paragraph-rsid="001181d0"/>
    </style:style>
    <style:style style:name="P9" style:family="paragraph" style:parent-style-name="Standard">
      <style:text-properties style:use-window-font-color="true" officeooo:rsid="00129136" officeooo:paragraph-rsid="001181d0"/>
    </style:style>
    <style:style style:name="P10" style:family="paragraph" style:parent-style-name="Standard">
      <style:text-properties fo:color="#800000" officeooo:rsid="000f1408" officeooo:paragraph-rsid="000f1408"/>
    </style:style>
    <style:style style:name="T1" style:family="text">
      <style:text-properties officeooo:rsid="000f1408"/>
    </style:style>
    <style:style style:name="T2" style:family="text">
      <style:text-properties fo:color="#dd4814"/>
    </style:style>
    <style:style style:name="T3" style:family="text">
      <style:text-properties fo:color="#dd4814" officeooo:rsid="000f1408"/>
    </style:style>
    <style:style style:name="T4" style:family="text">
      <style:text-properties fo:color="#0066cc"/>
    </style:style>
    <style:style style:name="T5" style:family="text">
      <style:text-properties fo:color="#ff42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rigid registration notes:</text:p>
      <text:p text:style-name="P1"/>
      <text:p text:style-name="P1">Previous work:</text:p>
      <text:p text:style-name="P1">1. ratio of variance minimisation by <text:span text:style-name="T4">Zuo et al</text:span>: divide each voxel in the transformed image by the corresponding voxel in the reference image. If the images are aligned, a homogenous image is obtained, otherwise it is heterogenous. The algorithm iteratively maximises <text:span text:style-name="T1">the homogeneity (i.e. minimises the variance of the ratio between images across all voxels). </text:span><text:span text:style-name="T3">Limitation: assumes rigid motion</text:span></text:p>
      <text:p text:style-name="P2"/>
      <text:p text:style-name="P3">2. <text:span text:style-name="T4">Optical flow type algorithm</text:span>: pyramidal approach, minimises SSD error. The algorithm computes a motion vector u(x,y,z) for each voxel which represents the displacement from the reference image of that voxel. The set of all vectors U is iteratively refined using a Gauss-Netwon method. <text:span text:style-name="T2">Assumes intensities in pre and post-enhanced images remain constant.</text:span></text:p>
      <text:p text:style-name="P3"/>
      <text:p text:style-name="P8">3. thin-spline formulation of Bookstein seems to deal with non-rigid motion and non-uniform changes in intensity, but the <text:span text:style-name="T5">computational time rises with the number of control points, which limits its use</text:span>.</text:p>
      <text:p text:style-name="P9"/>
      <text:p text:style-name="P8"/>
      <text:p text:style-name="P6">Future work:</text:p>
      <text:p text:style-name="P6"/>
      <text:p text:style-name="P6">1. <text:span text:style-name="T4">Julia Schnaebel and Daniel Rueckert: A generic framework for non-rigid registration based on non-uniform multi-level free-form deformations.</text:span></text:p>
      <text:list xml:id="list3285574498066810612" text:style-name="L1">
        <text:list-item>
          <text:p text:style-name="P7">Control points are split into active and passive components</text:p>
        </text:list-item>
        <text:list-item>
          <text:p text:style-name="P7">new applications: </text:p>
          <text:list>
            <text:list-item>
              <text:p text:style-name="P7">pre- and post-operative brain MRI (MP-RAGE)</text:p>
            </text:list-item>
            <text:list-item>
              <text:p text:style-name="P7">liver MRI registration between inhale and exhale positions</text:p>
            </text:list-item>
            <text:list-item>
              <text:p text:style-name="P7">inter-modality registration for pre-operative MR brain scan to post-operative CT scan</text:p>
            </text:list-item>
            <text:list-item>
              <text:p text:style-name="P7">inter-subject registration of brain MRI</text:p>
            </text:list-item>
          </text:list>
        </text:list-item>
      </text:list>
      <text:p text:style-name="P6"/>
      <text:p text:style-name="P8">2. In the meantime, newer methods have superseded Rueckert's algorithm for contrast-enhanced MR (see <text:span text:style-name="T4">Andrew Melbourne, Registration <text:s/>of dynamic contrast-enhanced MRI using a progressive principal component registration</text:span>)</text:p>
      <text:p text:style-name="P6"/>
      <text:p text:style-name="P3"/>
      <text:p text:style-name="P5">FFD:</text:p>
      <text:p text:style-name="P5">The FFD model is based on cubic B-splines. The B-splines are used instead of Bernstein polynomials because they have local control. This means that a control point only influences its local, surrounding area, which makes the use of large lattices computationally tractable.</text:p>
      <text:p text:style-name="P5"/>
      <text:p text:style-name="P5"/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2:02:11.605090373</meta:creation-date>
    <dc:date>2014-12-10T13:12:20.818309207</dc:date>
    <meta:editing-duration>P1DT6H20M2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16" meta:word-count="286" meta:character-count="1957" meta:non-whitespace-character-count="1691"/>
  </office:meta>
</office:document-meta>
</file>